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καινοειδής, ές, (ΕΙΔΩ) novel, new. Orig. I, 1540 C.</text:p>
      <text:p text:style-name="Standard"/>
      <text:p text:style-name="Standard">Καΐνοί, 566 Καΐανοί.</text:p>
      <text:p text:style-name="Standard"/>
      <text:p text:style-name="Standard">καινολογία, ας, ἡ, (καινολόγος) new mode of ex- pression, strange language. Polyb. 88, 1, 1. <text:s/>Dion.</text:p>
      <text:p text:style-name="Standard">H. V, 458, 1. Strab. 1, 2, 8. Plut. <text:s/>II, 1068 D.</text:p>
      <text:p text:style-name="Standard"/>
      <text:p text:style-name="Standard">καινοπαθέω, ήσω, = καινόν τι πάσχω. Plut, II, 1106 A.</text:p>
      <text:p text:style-name="Standard"/>
      <text:p text:style-name="Standard">καινοποιία, ας, ἡ, (καινοποιός) mutation, change. <text:s/>Polyb. 4, 2, 10.</text:p>
      <text:p text:style-name="Standard"/>
      <text:p text:style-name="Standard">καινοποιός, ἆ, ὀν, (ποιέω) renovating. Greg. <text:s/>Naz. II, 608 D, πνεῦμα.</text:p>
      <text:p text:style-name="Standard"/>
      <text:p text:style-name="Standard">καινοπραγία, ας. ἡ, (πράσσω) innovation. <text:s/>Polyb. 9, 22, 5, intrigue. Diod. 15, 8.</text:p>
      <text:p text:style-name="Standard"/>
      <text:p text:style-name="Standard">καινοπρεπής, ές, (πρέπω) novel, strange. Plut. <text:s/>Il, 334 C. Method. 385 B To καινοπρεπές τοῦ</text:p>
      <text:p text:style-name="Standard">θαύματος. Phot. III, 249 A, λέξεις, new- flanged words.</text:p>
      <text:p text:style-name="Standard"/>
      <text:p text:style-name="Standard">καινός, ή, όν, πειυ. --- Καινὸς ἄνθρωπος, the Ro- man novus homo. Plut. 1, 336 B. App. II, 176, 31.</text:p>
      <text:p text:style-name="Standard"/>
      <text:p text:style-name="Standard">καινόσπουδος, ον, (σπουδή) fond of novelty. <text:s/>Patriarch. 1105 B. Longin. 5, 1 1 το καινό- σπουδον.</text:p>
      <text:p text:style-name="Standard">fondness for novelty.</text:p>
      <text:p text:style-name="Standard"/>
      <text:p text:style-name="Standard">*καινοτομητέον = δεῖ καινοτομεῖν. <text:s/>Athen. Mech. 3.</text:p>
      <text:p text:style-name="Standard"/>
      <text:p text:style-name="Standard"><text:s/>καινότροπος, ον, (τρόπος) new-fashioned. <text:s/>App. 1, 750, 47.</text:p>
      <text:p text:style-name="Standard"/>
      <text:p text:style-name="Standard"><text:s/>καινούργιος, α, ον, (καινουργός) new. Aet. 8, 6, p. 150 b, 50, χύτρα. Theoph. 686, 19.</text:p>
      <text:p text:style-name="Standard"><text:s/></text:p>
      <text:p text:style-name="Standard">καινουργός, όν, (ΕΡΓΩ) making new, innovating. <text:s/>Pseudo-Jos. Macc. 11.— 2. Newly made, new, =</text:p>
      <text:p text:style-name="Standard">καινούργιος. Lucian. I, 27.</text:p>
      <text:p text:style-name="Standard"/>
      <text:p text:style-name="Standard">καινοφωνία. ας, ή, (φωνή) novelty of sound, sim- ply novelty. Apollon. Ephes. 1384 A.Eust. <text:s/>Mon. 905</text:p>
      <text:p text:style-name="Standard">A.</text:p>
      <text:p text:style-name="Standard"/>
      <text:p text:style-name="Standard">καίνωσις, εως, ἡ, (καινόω) innovation. Philon ΙΙ, 45,47. Jos. Ant. 18, 6, 10, p. 896.</text:p>
      <text:p text:style-name="Standard"/>
      <text:p text:style-name="Standard">καιρικός, ή, όν, (καιρός) of time: of a season. <text:s/>Ptol. Tetrab. 76. 136. Galen. II, 362 D, in the</text:p>
      <text:p text:style-name="Standard">critical time.</text:p>
      <text:p text:style-name="Standard"/>
      <text:p text:style-name="Standard">καιρολουσία, ας, ἡ, (λούω) bathing-time. Const. <text:s/>Apost. 1, 9.</text:p>
      <text:p text:style-name="Standard"/>
      <text:p text:style-name="Standard">*καιρός, ου, ο, time. Aristot, Topic. 3, 2, 4 Ἐν παντί καιρῶ, at all times. 3, 2, 3 Ἕκαστον ἐν ᾧ</text:p>
      <text:p text:style-name="Standard">καιρῷ μεῖζον δύναται, ἐν τούτῳ καὶ αἱρετώ- τερον. Inscr. 3595, 16. 3137 Καθ’ ὃν καιρόν, at the time</text:p>
      <text:p text:style-name="Standard">when, simply when. Sept. Par. 1, 9, 25 "Από καιροῦ εις καιρόν, from time to time. <text:s/>Sap. 4, 4 Ipés</text:p>
      <text:p text:style-name="Standard">καιρόν, for a time, temporarily. <text:s/>Poly. 1, 7,6. 1,61, 4. 2, 57, 3. <text:s/>4, 33, 8. <text:s/>5, 56, 15. <text:s/>5, 57, 10</text:p>
      <text:p text:style-name="Standard">Καθ’ οὑς καιρούς. 16, 3, 6 Έν ῶ καιρῶ, at which time, when. <text:s/>27, 1, 1. <text:s/>7 Κατὰ τοῦτον τὸν καιρόν,</text:p>
      <text:p text:style-name="Standard">about this time. <text:s/>Diod, 1, 19. 4, 185 Μέχρι τῶν καθ’ ἡμᾶς και- ρῶν, down to our times. 13, 45 Πρὸς</text:p>
      <text:p text:style-name="Standard">τὴν τοῦ καιροῦ ροπήν. 19, 46 Κατ’ ἐκεῖνον τὸν καιρόν. <text:s/>Luc 8, 13.Ignat. 721 B Τὸν ὑπὲρ καιρὸν</text:p>
      <text:p text:style-name="Standard"><text:soft-page-break/>προσδόκα = τὸν ὑπέρχρονον, of whom time is not predicated. Epict. 1, 11, 98 Τὸ μὲν ἀκριβές οὐ τοῦ</text:p>
      <text:p text:style-name="Standard">παρόντος καιροῦ (est). Sext. 79, 7. <text:s/>17. 9 Κατὰ καιρόν = πρὸς καιρόν. Pallad. <text:s/>Laus. 1012 A Κατά τὸν</text:p>
      <text:p text:style-name="Standard">καιρόν Μαξιμίνου. <text:s/>—In connection with ἴνα. Apocr. Act. <text:s/>Andr. 14 Καιρὸς γάρ ἐστιν ἵνα ἀποδοθῇ τῇ γῇ</text:p>
      <text:p text:style-name="Standard">τὸ σῶμά μου. Apophth. 84 C Ἔρχεται καιρὸς ἵνα οἳ ἄνθρωποι μανῶσι, the time will come when men will</text:p>
      <text:p text:style-name="Standard">become mad. <text:s/>Anast. Sin.1057 Ὦ Οὕπω καιρὸς ἵνα ἐκτείνῃ τὴν χεῖρα.</text:p>
      <text:p text:style-name="Standard"/>
      <text:p text:style-name="Standard">2. Opportunity, time. Dion. H. Il, 640, 13. — Λαβεῖν καιρόν, to find opportunity. <text:s/>Thuc. 2, 34.</text:p>
      <text:p text:style-name="Standard">Sept. Ps, 74, 2. Polyb. 1, 74, 13. 5, 56,2. Diod. 2, 6, ἐπιδείξασθαι. 18, 46. 15, 1, ἀμύνασθαι. 15,</text:p>
      <text:p text:style-name="Standard">50 Λαβόμενοι και- ρου. 15, 65, εὔθετον. Dion. H. Tl, 940, 14. <text:s/>Aristeas 1. 21. Strab. 5, 3, 5, p.</text:p>
      <text:p text:style-name="Standard">367, 4 Ότε λάβοιεν καιρόν, when they were at leisure. <text:s/>7, 1, 4, p. 7, 2 Λαβὼν καιρὸν ηὐτομόλησε.</text:p>
      <text:p text:style-name="Standard">(Luc. Act. 24, 25 Καιρὸν δὲ μεταλαβών.) --- Καιρὸν ἔχειν, to have opportunity. Sept. Macc. 1, 15,</text:p>
      <text:p text:style-name="Standard">34. 1, 9, 7, συναγαγεῖν. Diod. 11, 65, εὔθετον. <text:s/>Dion. H. VI, 1028, 2. 1072, 7. <text:s/>Philon TI, 578 D</text:p>
      <text:p text:style-name="Standard">42, εις τι. Paul. Hebr. 11, 15. Plut. 1, 528 D. I, 763 B. App. I, 150, 34.— Καιρόν εὑρεῖν, to find</text:p>
      <text:p text:style-name="Standard">opportunity. Sept. <text:s/>Sir. 12,16. Iambl. V. P. 498 Καιρὸν εὗρα- σθαι μεταβολῆς. Basil. IV, 541 B,</text:p>
      <text:p text:style-name="Standard">εκπληρῶσαι Sept. Dan. 2, 8 Καιρόν εξαγοράζειν, to gain time. Plut. 1, 571 A Καιρὸν ὠνεῖσθαι. ---</text:p>
      <text:p text:style-name="Standard">Sept. Judith 12, 16 Ἐτήρει καιρόν του απατησαι αὐτήν, watched for an opportunity. Sir. 4, 20</text:p>
      <text:p text:style-name="Standard">Συντηρεῖν καιρόν. <text:s/>Polyb. 1, 22, 11. 4, 18, 3. ὃ, 61, 1 Καιρὸν ἐπιτηρεῖν πρός τι. 4, 6, 7,</text:p>
      <text:p text:style-name="Standard">παρατηρεῖν. Plut. I, 286 A, παραφυλάττει». <text:s/>Herodn. 1, 8, 11, φυλάττειν. Greg. Naz. III, 1036 A</text:p>
      <text:p text:style-name="Standard">Καιρὸν δοῦναί τινι πρός τι, to give an opportunity. — Polyd. 2, 24, 4. 6, 82, 3. 8, 5, 5 Ἐκ του</text:p>
      <text:p text:style-name="Standard">καιροῦ, out of season. 3, 108, 1 Σύν καιρῶ, at the right time. Aristeas 23, 33 Ἐκ τοῦ καιροῦ, ex</text:p>
      <text:p text:style-name="Standard">tempore. — Plut. I, 644 Β Ἔπι καιρού, on the spur of the moment.</text:p>
      <text:p text:style-name="Standard"/>
      <text:p text:style-name="Standard">3. Season = ὥρα. Sept. Gen. 1, 14. <text:s/>Philon I, 18, 25. 618, 43. Moer. 385. — Sept. Baruch 1, 14 Ἐν</text:p>
      <text:p text:style-name="Standard">ἡμέραις καιροῦ, solemn days. 4. Year = ἔτος, ἐνιαυτός. Sept. Dan. 12, 7. Hippol. <text:s/>688 C. — 5. An</text:p>
      <text:p text:style-name="Standard">epithet of the number 7. Nicom. 53. Philon ΙΙ, 281, 22. — 6. Permission to commence the service (in</text:p>
      <text:p text:style-name="Standard">the Ritual). Sophrns. 3992 A. 3993 C.</text:p>
      <text:p text:style-name="Standard"/>
      <text:p text:style-name="Standard">καιροσκοπέω, ήσω, (καιροσκόπος) to watch for opportunity. Marc. Erem. 1077 A.</text:p>
      <text:p text:style-name="Standard"/>
      <text:p text:style-name="Standard">καιροσκόπος, ον, (σκοπέων) watching for oppor- tunity. Greg. Th. 996 B.</text:p>
      <text:p text:style-name="Standard"/>
      <text:p text:style-name="Standard">καιροτηρέω (τηρέω) --- καιροφυλακέω. <text:s/>Diod. 13, 22. 19. 16.</text:p>
      <text:p text:style-name="Standard"/>
      <text:p text:style-name="Standard">καιροτηρησία, ας, η, time-serving. Aristeas 31.</text:p>
      <text:p text:style-name="Standard"/>
      <text:p text:style-name="Standard">Καίσαρ, αρος, ο, Caesar, the name of a Roman family. Diod.1,4. Nicol. D. 87. Strab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9T13:19:46.920513776</meta:creation-date>
    <dc:date>2022-07-09T13:20:26.112837475</dc:date>
    <meta:editing-duration>PT39S</meta:editing-duration>
    <meta:editing-cycles>1</meta:editing-cycles>
    <meta:document-statistic meta:table-count="0" meta:image-count="0" meta:object-count="0" meta:page-count="2" meta:paragraph-count="61" meta:word-count="872" meta:character-count="4733" meta:non-whitespace-character-count="3874"/>
    <meta:generator>LibreOffice/6.4.7.2$Linux_X86_64 LibreOffice_project/40$Build-2</meta:generator>
  </office:meta>
</office:document-meta>
</file>